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200000008F1B331FE7CACA50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1" svg:font-family="'DejaVu Sans'"/>
    <style:font-face style:name="Segoe UI Light" svg:font-family="'Segoe UI Light'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 Light1" svg:font-family="'Segoe UI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178cm" fo:min-width="5.637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11" style:family="graphic" style:parent-style-name="objectwithoutfill">
      <style:graphic-properties svg:stroke-color="#ffa6a6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18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038cm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Обычный-title">
      <style:graphic-properties fo:min-height="2cm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1.429cm"/>
      <style:paragraph-properties style:writing-mode="lr-tb"/>
    </style:style>
    <style:style style:name="pr4" style:family="presentation" style:parent-style-name="Обычный_20_1-title">
      <style:graphic-properties draw:auto-grow-height="true" fo:min-height="2.486cm"/>
      <style:paragraph-properties style:writing-mode="lr-tb"/>
    </style:style>
    <style:style style:name="pr5" style:family="presentation" style:parent-style-name="Обычный_20_1-notes">
      <style:graphic-properties draw:fill-color="#ffffff" draw:auto-grow-height="true" fo:min-height="11.429cm"/>
      <style:paragraph-properties style:writing-mode="lr-tb"/>
    </style:style>
    <style:style style:name="P1" style:family="paragraph">
      <style:text-properties fo:color="#ffffff" loext:opacity="100%" fo:font-size="32pt" style:font-size-asian="28pt" style:font-size-complex="28pt"/>
    </style:style>
    <style:style style:name="P2" style:family="paragraph">
      <loext:graphic-properties draw:fill="none" draw:fill-color="#ffffff"/>
      <style:text-properties fo:color="#ffffff" loext:opacity="100%" fo:font-size="32pt" fo:background-color="#ffff00" style:font-size-asian="28pt" style:font-size-complex="28pt"/>
    </style:style>
    <style:style style:name="P3" style:family="paragraph">
      <style:paragraph-properties fo:margin-top="0.247cm" fo:margin-bottom="0cm" fo:line-height="100%" fo:text-align="center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top="0.247cm" fo:margin-bottom="0cm" fo:line-height="100%" fo:text-align="center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3pt"/>
    </style:style>
    <style:style style:name="P10" style:family="paragraph">
      <loext:graphic-properties draw:fill="none" draw:fill-color="#ffffff"/>
      <style:text-properties fo:font-size="13pt"/>
    </style:style>
    <style:style style:name="P11" style:family="paragraph">
      <style:text-properties fo:font-size="24pt"/>
    </style:style>
    <style:style style:name="P12" style:family="paragraph">
      <loext:graphic-properties draw:fill="none" draw:fill-color="#ffffff"/>
      <style:text-properties fo:font-size="24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3pt"/>
    </style:style>
    <style:style style:name="P14" style:family="paragraph">
      <style:text-properties fo:font-size="15pt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size="15pt"/>
    </style:style>
    <style:style style:name="P16" style:family="paragraph">
      <loext:graphic-properties draw:fill="none" draw:fill-color="#ffffff"/>
      <style:text-properties fo:font-size="15pt"/>
    </style:style>
    <style:style style:name="P17" style:family="paragraph">
      <style:text-properties fo:font-size="12pt"/>
    </style:style>
    <style:style style:name="P18" style:family="paragraph">
      <loext:graphic-properties draw:fill="none" draw:fill-color="#ffffff"/>
      <style:text-properties fo:font-size="1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/>
    </style:style>
    <style:style style:name="T1" style:family="text">
      <style:text-properties style:font-size-asian="28pt" style:font-size-complex="28pt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Segoe UI Light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30% 58%" style:font-name="Segoe UI Light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8000" loext:opacity="100%"/>
    </style:style>
    <style:style style:name="T7" style:family="text">
      <style:text-properties fo:color="#000000" loext:opacity="100%"/>
    </style:style>
    <style:style style:name="T8" style:family="text">
      <style:text-properties fo:color="#0000ff" loext:opacity="100%"/>
    </style:style>
    <style:style style:name="T9" style:family="text">
      <style:text-properties fo:color="#b00040" loext:opacity="100%"/>
    </style:style>
    <style:style style:name="T10" style:family="text">
      <style:text-properties fo:color="#666666" loext:opacity="100%"/>
    </style:style>
    <style:style style:name="T11" style:family="text">
      <style:text-properties fo:color="#408080" loext:opacity="100%"/>
    </style:style>
    <style:style style:name="T12" style:family="text">
      <style:text-properties fo:font-size="13pt"/>
    </style:style>
    <style:style style:name="T13" style:family="text">
      <style:text-properties fo:color="#008000" loext:opacity="100%" fo:font-size="15pt"/>
    </style:style>
    <style:style style:name="T14" style:family="text">
      <style:text-properties fo:color="#000000" loext:opacity="100%" fo:font-size="15pt"/>
    </style:style>
    <style:style style:name="T15" style:family="text">
      <style:text-properties fo:color="#0000ff" loext:opacity="100%" fo:font-size="15pt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b00040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3pt" style:font-size-asian="18pt" style:font-size-complex="18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size-asian="18pt" style:font-size-complex="18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2pt" style:font-size-asian="18pt" style:font-size-complex="18pt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b0004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fo:font-size="12pt"/>
    </style:style>
    <style:style style:name="T29" style:family="text">
      <style:text-properties fo:color="#408080" loext:opacity="100%" fo:font-size="12pt"/>
    </style:style>
    <style:style style:name="T30" style:family="text">
      <style:text-properties fo:color="#0000ff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style-name="gr1" draw:text-style-name="P2" draw:layer="layout" svg:width="25cm" svg:height="2.783cm" svg:x="0cm" svg:y="0.217cm">
          <draw:text-box>
            <text:p text:style-name="P1"><text:span text:style-name="T1">SOLID, DRY и прочие непонятные сочетания букв</text:span></text:p>
          </draw:text-box>
        </draw:frame>
        <draw:custom-shape draw:name="Date Placeholder 27" draw:style-name="gr2" draw:text-style-name="P4" draw:layer="layout" svg:width="6.136cm" svg:height="1.427cm" svg:x="0cm" svg:y="12.643cm">
          <text:p text:style-name="P3"><text:span text:style-name="T2">November 6</text:span><text:span text:style-name="T3">th</text:span><text:span text:style-name="T2"> 2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2" draw:text-style-name="P6" draw:layer="layout" svg:width="21.4cm" svg:height="2cm" svg:x="4cm" svg:y="3.5cm" presentation:class="title" presentation:user-transformed="true">
          <draw:text-box>
            <text:p text:style-name="P6">KISS</text:p>
          </draw:text-box>
        </draw:frame>
        <presentation:notes draw:style-name="dp2">
          <draw:page-thumbnail draw:style-name="gr3" draw:layer="layout" svg:width="16.931cm" svg:height="9.524cm" svg:x="1.059cm" svg:y="1.93cm" draw:page-number="2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25.4cm" svg:height="2.486cm" svg:x="0cm" svg:y="0.014cm" presentation:class="title" presentation:user-transformed="true">
          <draw:text-box>
            <text:p text:style-name="P6">Идея</text:p>
          </draw:text-box>
        </draw:frame>
        <draw:frame draw:style-name="gr4" draw:text-style-name="P8" draw:layer="layout" svg:width="24cm" svg:height="10.673cm" svg:x="0.5cm" svg:y="3.327cm">
          <draw:text-box>
            <text:p>Основная идея, лежащая в основе KISS (keep it simple stupid, keep it short and simple) — запрет использования более сложных средств, чем необходимо.</text:p>
            <text:p/>
            <text:p>Основная ценность — <text:span text:style-name="T4">простота</text:span>. </text:p>
          </draw:text-box>
        </draw:frame>
        <presentation:notes draw:style-name="dp2">
          <draw:page-thumbnail draw:style-name="gr3" draw:layer="layout" svg:width="16.931cm" svg:height="9.524cm" svg:x="1.059cm" svg:y="1.93cm" draw:page-number="3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25.4cm" svg:height="2.486cm" svg:x="0cm" svg:y="0.014cm" presentation:class="title" presentation:user-transformed="true">
          <draw:text-box>
            <text:p text:style-name="P6">Применение</text:p>
          </draw:text-box>
        </draw:frame>
        <draw:frame draw:style-name="gr5" draw:text-style-name="P8" draw:layer="layout" svg:width="24cm" svg:height="8.783cm" svg:x="0.5cm" svg:y="3.717cm">
          <draw:text-box>
            <text:p>1. Разбивайте задачи на подзадачи, которые не должны, по вашему мнению, длиться более 4-12 часов написания кода</text:p>
            <text:p/>
            <text:p>2. Разбивайте задачу на множество более маленьких задач, каждая задача должна решаться одним или парой классов</text:p>
            <text:p/>
            <text:p>3. Сохраняйте ваши классы и методы маленькими. Каждый метод должен состоять не более чем из 30-40 строк. Каждый метод должен решать одну маленькую задачу. Если в вашем методе множество условий, разбейте их на более мелкие методы. Это повысит читаемость, позволит легче поддерживать код и быстрее находить ошибки в нём.</text:p>
            <text:p/>
          </draw:text-box>
        </draw:frame>
        <presentation:notes draw:style-name="dp3">
          <draw:page-thumbnail draw:style-name="gr3" draw:layer="layout" svg:width="16.931cm" svg:height="9.524cm" svg:x="1.059cm" svg:y="1.93cm" draw:page-number="4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25.4cm" svg:height="2.486cm" svg:x="0cm" svg:y="0.014cm" presentation:class="title" presentation:user-transformed="true">
          <draw:text-box>
            <text:p text:style-name="P6">Применение</text:p>
          </draw:text-box>
        </draw:frame>
        <draw:frame draw:style-name="gr5" draw:text-style-name="P8" draw:layer="layout" svg:width="24cm" svg:height="9.494cm" svg:x="0.5cm" svg:y="3.717cm">
          <draw:text-box>
            <text:p>4. Сначала придумайте решение задачи, потом напишите код. Никогда не поступайте иначе. Многие разработчики придумывают решение задачи во время написания кода, и в этом нет ничего плохого. Вы можете делать так и при этом придерживаться выше обозначенного правила. И не бойтесь переписывать код ещё, ещё и ещё… В счёт не идёт число строк, до тех пор пока вы считаете, что можно ещё меньше/ещё лучше.</text:p>
            <text:p/>
            <text:p>5. Не бойтесь избавляться от кода. Изменение старого кода и написание нового решения — два важных момента. Если вы столкнулись с новыми требованиями, или не были оповещены о них ранее, тогда порой лучше придумать новое, более изящное решение, решающее и старые, и новые задачи.</text:p>
            <text:p/>
          </draw:text-box>
        </draw:frame>
        <presentation:notes draw:style-name="dp3">
          <draw:page-thumbnail draw:style-name="gr3" draw:layer="layout" svg:width="16.931cm" svg:height="9.524cm" svg:x="1.059cm" svg:y="1.93cm" draw:page-number="5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25.4cm" svg:height="2.486cm" svg:x="0cm" svg:y="0.014cm" presentation:class="title" presentation:user-transformed="true">
          <draw:text-box>
            <text:p text:style-name="P6">Пример</text:p>
          </draw:text-box>
        </draw:frame>
        <draw:frame draw:style-name="gr6" draw:text-style-name="P10" draw:layer="layout" svg:width="6cm" svg:height="1.474cm" svg:x="0.5cm" svg:y="3cm">
          <draw:text-box>
            <text:p text:style-name="P9"><text:span text:style-name="T5">1. Калькулятор</text:span></text:p>
            <text:p text:style-name="P9"/>
          </draw:text-box>
        </draw:frame>
        <draw:frame draw:style-name="gr7" draw:text-style-name="P12" draw:layer="layout" svg:width="23.5cm" svg:height="3.083cm" svg:x="1cm" svg:y="4.5cm">
          <draw:text-box>
            <text:p text:style-name="P11"><text:span text:style-name="T6">class</text:span><text:span text:style-name="T7"> </text:span><text:span text:style-name="T8">Calculator</text:span><text:span text:style-name="T7"> {</text:span></text:p>
            <text:p text:style-name="P11"><text:span text:style-name="T7"><text:tab/></text:span><text:span text:style-name="T9">void</text:span><text:span text:style-name="T7"> </text:span><text:span text:style-name="T8">evaluate</text:span><text:span text:style-name="T7">(std</text:span><text:span text:style-name="T10">::</text:span><text:span text:style-name="T7">string expression); </text:span><text:span text:style-name="T11">// 300 строк кода</text:span></text:p>
            <text:p text:style-name="P11"><text:span text:style-name="T7">}</text:span> </text:p>
          </draw:text-box>
        </draw:frame>
        <presentation:notes draw:style-name="dp3">
          <draw:page-thumbnail draw:style-name="gr3" draw:layer="layout" svg:width="16.931cm" svg:height="9.524cm" svg:x="1.059cm" svg:y="1.93cm" draw:page-number="6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25.4cm" svg:height="2.486cm" svg:x="0cm" svg:y="0.014cm" presentation:class="title" presentation:user-transformed="true">
          <draw:text-box>
            <text:p text:style-name="P6">Пример</text:p>
          </draw:text-box>
        </draw:frame>
        <draw:frame draw:style-name="gr8" draw:text-style-name="P10" draw:layer="layout" svg:width="17cm" svg:height="3cm" svg:x="0.5cm" svg:y="3cm">
          <draw:text-box>
            <text:p text:style-name="P9"><text:span text:style-name="T5">1. Калькулятор</text:span></text:p>
            <text:p text:style-name="P13"><text:span text:style-name="T12"><text:tab/></text:span><text:span text:style-name="T12">1.1 Лексер — преобразование последовательности символов в токены</text:span></text:p>
            <text:p text:style-name="P13"><text:span text:style-name="T12"><text:tab/></text:span><text:span text:style-name="T12">1.2 Парсер — синтаксический анализ токенов</text:span></text:p>
            <text:p text:style-name="P13"><text:span text:style-name="T12"><text:tab/></text:span><text:span text:style-name="T12">1.3 Интерпретатор</text:span></text:p>
          </draw:text-box>
        </draw:frame>
        <draw:frame draw:style-name="gr9" draw:text-style-name="P16" draw:layer="layout" svg:width="14cm" svg:height="8.5cm" svg:x="0.5cm" svg:y="5.5cm">
          <draw:text-box>
            <text:p text:style-name="P14"><text:span text:style-name="T6">struct</text:span><text:span text:style-name="T7"> </text:span><text:span text:style-name="T8">Lexer</text:span><text:span text:style-name="T7"> {</text:span></text:p>
            <text:p text:style-name="P14"><text:span text:style-name="T7"><text:tab/></text:span><text:span text:style-name="T7">Tokens </text:span><text:span text:style-name="T8">analyze</text:span><text:span text:style-name="T7">(std</text:span><text:span text:style-name="T10">::</text:span><text:span text:style-name="T7">string expression);</text:span></text:p>
            <text:p text:style-name="P14"><text:span text:style-name="T7">}; </text:span><text:span text:style-name="T11">// 100 LoC</text:span></text:p>
            <text:p text:style-name="P14"><text:span text:style-name="T7"/></text:p>
            <text:p text:style-name="P14"><text:span text:style-name="T13">struct</text:span><text:span text:style-name="T14"> </text:span><text:span text:style-name="T15">Parser</text:span><text:span text:style-name="T14"> {</text:span></text:p>
            <text:p text:style-name="P14"><text:span text:style-name="T16"><text:tab/></text:span><text:span text:style-name="T14">AstNodePtr </text:span><text:span text:style-name="T15">parse</text:span><text:span text:style-name="T14">(</text:span></text:p>
            <text:p text:style-name="P14"><text:span text:style-name="T14">Tokens&amp; tokens);</text:span></text:p>
            <text:p text:style-name="P14"><text:span text:style-name="T7">}; </text:span><text:span text:style-name="T11">// 100 LoC</text:span></text:p>
            <text:p text:style-name="P14"><text:span text:style-name="T11"/></text:p>
            <text:p text:style-name="P15"><text:span text:style-name="T13">struct</text:span><text:span text:style-name="T14"> </text:span><text:span text:style-name="T15">Interpreter</text:span><text:span text:style-name="T14"> {</text:span></text:p>
            <text:p text:style-name="P15"><text:span text:style-name="T16"><text:tab/></text:span><text:span text:style-name="T17">double</text:span><text:span text:style-name="T16"> </text:span><text:span text:style-name="T18">evaluate</text:span><text:span text:style-name="T16">(AstNodePtr</text:span><text:span text:style-name="T14"> expr);</text:span></text:p>
            <text:p text:style-name="P15"><text:span text:style-name="T7">}; </text:span><text:span text:style-name="T11">// 100 LoC</text:span></text:p>
          </draw:text-box>
        </draw:frame>
        <draw:frame draw:style-name="gr10" draw:text-style-name="P18" draw:layer="layout" svg:width="14.5cm" svg:height="3.569cm" svg:x="10cm" svg:y="7.5cm">
          <draw:text-box>
            <text:p text:style-name="P17"><text:span text:style-name="T6">class</text:span><text:span text:style-name="T7"> </text:span><text:span text:style-name="T8">Calculator</text:span><text:span text:style-name="T7"> {</text:span></text:p>
            <text:p text:style-name="P17"><text:span text:style-name="T7"><text:tab/></text:span><text:span text:style-name="T7">Lexer lexer;</text:span></text:p>
            <text:p text:style-name="P17"><text:span text:style-name="T7"><text:tab/></text:span><text:span text:style-name="T7">Parser parser;</text:span></text:p>
            <text:p text:style-name="P17"><text:span text:style-name="T7"><text:tab/></text:span><text:span text:style-name="T7">Interpreter interpreter;</text:span></text:p>
            <text:p text:style-name="P17"><text:span text:style-name="T6">public</text:span><text:span text:style-name="T10">:</text:span></text:p>
            <text:p text:style-name="P17"><text:span text:style-name="T7"><text:tab/></text:span><text:span text:style-name="T9">void</text:span><text:span text:style-name="T7"> </text:span><text:span text:style-name="T8">evaluate</text:span><text:span text:style-name="T7">(std</text:span><text:span text:style-name="T10">::</text:span><text:span text:style-name="T7">string expression); </text:span><text:span text:style-name="T11">// 3 строки кода</text:span></text:p>
            <text:p text:style-name="P17"><text:span text:style-name="T7">}</text:span> </text:p>
          </draw:text-box>
        </draw:frame>
        <draw:line draw:style-name="gr11" draw:text-style-name="P19" draw:layer="layout" svg:x1="25.4cm" svg:y1="7.5cm" svg:x2="9.5cm" svg:y2="7.5cm">
          <text:p/>
        </draw:line>
        <draw:line draw:style-name="gr11" draw:text-style-name="P19" draw:layer="layout" svg:x1="9.5cm" svg:y1="7.5cm" svg:x2="9.5cm" svg:y2="11cm">
          <text:p/>
        </draw:line>
        <draw:line draw:style-name="gr11" draw:text-style-name="P19" draw:layer="layout" svg:x1="9.5cm" svg:y1="11cm" svg:x2="25.4cm" svg:y2="11cm">
          <text:p/>
        </draw:line>
        <presentation:notes draw:style-name="dp3">
          <draw:page-thumbnail draw:style-name="gr3" draw:layer="layout" svg:width="16.931cm" svg:height="9.524cm" svg:x="1.059cm" svg:y="1.93cm" draw:page-number="7" presentation:class="page"/>
          <draw:frame presentation:style-name="pr5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25.4cm" svg:height="2.486cm" svg:x="0cm" svg:y="0.014cm" presentation:class="title" presentation:user-transformed="true">
          <draw:text-box>
            <text:p text:style-name="P6">Пример</text:p>
          </draw:text-box>
        </draw:frame>
        <draw:frame draw:style-name="gr8" draw:text-style-name="P10" draw:layer="layout" svg:width="17cm" svg:height="3.01cm" svg:x="0.5cm" svg:y="3cm">
          <draw:text-box>
            <text:p text:style-name="P9"><text:span text:style-name="T5">1. Калькулятор</text:span></text:p>
            <text:p text:style-name="P13"><text:span text:style-name="T12"><text:tab/></text:span><text:span text:style-name="T12">1.1 Лексер — преобразование последовательности символов в токены</text:span></text:p>
            <text:p text:style-name="P13"><text:span text:style-name="T19"><text:tab/></text:span><text:span text:style-name="T19"><text:tab/></text:span><text:span text:style-name="T19">1.1.1 Числовые литералы</text:span></text:p>
            <text:p text:style-name="P13"><text:span text:style-name="T19"><text:tab/></text:span><text:span text:style-name="T19"><text:tab/></text:span><text:span text:style-name="T19">1.2.1 Символы арифметических операций</text:span></text:p>
            <text:p text:style-name="P13"><text:span text:style-name="T19"><text:tab/></text:span><text:span text:style-name="T19"><text:tab/></text:span><text:span text:style-name="T19">1.2.2 Прочие символы</text:span></text:p>
          </draw:text-box>
        </draw:frame>
        <draw:frame draw:style-name="gr12" draw:text-style-name="P23" draw:layer="layout" svg:width="23.5cm" svg:height="6cm" svg:x="0.5cm" svg:y="7.5cm">
          <draw:text-box>
            <text:p text:style-name="P21"><text:span text:style-name="T6">struct</text:span><text:span text:style-name="T7"> </text:span><text:span text:style-name="T8">Lexer</text:span><text:span text:style-name="T7"> {</text:span></text:p>
            <text:p text:style-name="P21"><text:span text:style-name="T20"><text:tab/></text:span><text:span text:style-name="T7">Tokens </text:span><text:span text:style-name="T8">analyze</text:span><text:span text:style-name="T7">(std</text:span><text:span text:style-name="T10">::</text:span><text:span text:style-name="T7">string expression); </text:span><text:span text:style-name="T11">// 25 LoC</text:span></text:p>
            <text:p text:style-name="P21"><text:span text:style-name="T7"/></text:p>
            <text:p text:style-name="P22"><text:span text:style-name="T20"><text:tab/></text:span><text:span text:style-name="T20">Token </text:span><text:span text:style-name="T21">analyzeLiteral</text:span><text:span text:style-name="T20">(); </text:span><text:span text:style-name="T11">// 25 LoC</text:span></text:p>
            <text:p text:style-name="P22"><text:span text:style-name="T20"><text:tab/></text:span><text:span text:style-name="T20">Token </text:span><text:span text:style-name="T21">analyzeOperation</text:span><text:span text:style-name="T20">(); </text:span><text:span text:style-name="T11">// 25 LoC</text:span></text:p>
            <text:p text:style-name="P22"><text:span text:style-name="T20"><text:tab/></text:span><text:span text:style-name="T20">Token </text:span><text:span text:style-name="T21">analyzeOtherSymbol</text:span><text:span text:style-name="T20">(); </text:span><text:span text:style-name="T11">// 25 LoC</text:span></text:p>
            <text:p text:style-name="P21"><text:span text:style-name="T7">};</text:span></text:p>
            <text:p text:style-name="P21"><text:span text:style-name="T7"/></text:p>
          </draw:text-box>
        </draw:frame>
        <presentation:notes draw:style-name="dp3">
          <draw:page-thumbnail draw:style-name="gr3" draw:layer="layout" svg:width="16.931cm" svg:height="9.524cm" svg:x="1.059cm" svg:y="1.93cm" draw:page-number="8" presentation:class="page"/>
          <draw:frame presentation:style-name="pr5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25.4cm" svg:height="2.486cm" svg:x="0cm" svg:y="0.014cm" presentation:class="title" presentation:user-transformed="true">
          <draw:text-box>
            <text:p text:style-name="P6">Пример</text:p>
          </draw:text-box>
        </draw:frame>
        <draw:frame draw:style-name="gr8" draw:text-style-name="P18" draw:layer="layout" svg:width="17cm" svg:height="4.991cm" svg:x="0.5cm" svg:y="3cm">
          <draw:text-box>
            <text:p text:style-name="P17"><text:span text:style-name="T22">1. Калькулятор</text:span></text:p>
            <text:p text:style-name="P24"><text:tab/>1.2 Парсер — синтаксический анализ токенов</text:p>
            <text:p text:style-name="P24"><text:span text:style-name="T22"><text:tab/></text:span><text:span text:style-name="T22"><text:tab/></text:span><text:span text:style-name="T22">1.2.1 Разбор унарных операций</text:span></text:p>
            <text:p text:style-name="P24"><text:span text:style-name="T22"><text:tab/></text:span><text:span text:style-name="T22"><text:tab/></text:span><text:span text:style-name="T22"><text:tab/></text:span><text:span text:style-name="T22">1.2.1.1 Унарный минус</text:span></text:p>
            <text:p text:style-name="P24"><text:span text:style-name="T22"><text:tab/></text:span><text:span text:style-name="T22"><text:tab/></text:span><text:span text:style-name="T22">1.2.1 Разбор бинарных операций</text:span></text:p>
            <text:p text:style-name="P24"><text:span text:style-name="T22"><text:tab/></text:span><text:span text:style-name="T22"><text:tab/></text:span><text:span text:style-name="T22"><text:tab/></text:span><text:span text:style-name="T22">1.2.1.2 Сложение</text:span></text:p>
            <text:p text:style-name="P24"><text:span text:style-name="T22"><text:tab/></text:span><text:span text:style-name="T22"><text:tab/></text:span><text:span text:style-name="T22"><text:tab/></text:span><text:span text:style-name="T22">1.2.1.2 Вычитание</text:span></text:p>
            <text:p text:style-name="P24"><text:span text:style-name="T22"><text:tab/></text:span><text:span text:style-name="T22"><text:tab/></text:span><text:span text:style-name="T22"><text:tab/></text:span><text:span text:style-name="T22">1.2.1.2 Умножение</text:span></text:p>
            <text:p text:style-name="P24"><text:span text:style-name="T22"><text:tab/></text:span><text:span text:style-name="T22"><text:tab/></text:span><text:span text:style-name="T22"><text:tab/></text:span><text:span text:style-name="T22">1.2.1.2 Деление</text:span></text:p>
            <text:p text:style-name="P24"><text:span text:style-name="T22"><text:tab/></text:span><text:span text:style-name="T22"><text:tab/></text:span><text:span text:style-name="T22">1.2.1 Разбор вызова функции</text:span></text:p>
          </draw:text-box>
        </draw:frame>
        <draw:frame draw:style-name="gr13" draw:text-style-name="P25" draw:layer="layout" svg:width="23.5cm" svg:height="5.939cm" svg:x="0.5cm" svg:y="8.113cm">
          <draw:text-box>
            <text:p text:style-name="P24"><text:span text:style-name="T6">struct</text:span><text:span text:style-name="T7"> </text:span><text:span text:style-name="T8">Parser</text:span><text:span text:style-name="T7"> {</text:span></text:p>
            <text:p text:style-name="P24"><text:span text:style-name="T7"><text:tab/></text:span><text:span text:style-name="T7">AstNodePtr </text:span><text:span text:style-name="T8">parse</text:span><text:span text:style-name="T7">(Tokens</text:span><text:span text:style-name="T10">&amp;</text:span><text:span text:style-name="T7">); </text:span><text:span text:style-name="T11">// 12 LoC</text:span></text:p>
            <text:p text:style-name="P24"><text:span text:style-name="T7"/></text:p>
            <text:p text:style-name="P24"><text:span text:style-name="T20"><text:tab/></text:span><text:span text:style-name="T7">AstNodePtr </text:span><text:span text:style-name="T8">parseUnaryExpression</text:span><text:span text:style-name="T7">(Tokens</text:span><text:span text:style-name="T10">&amp;</text:span><text:span text:style-name="T7">); </text:span><text:span text:style-name="T11">// 12 LoC</text:span></text:p>
            <text:p text:style-name="P24"><text:span text:style-name="T7"><text:tab/></text:span><text:span text:style-name="T7">AstNodePtr </text:span><text:span text:style-name="T8">parseUnaryMinus</text:span><text:span text:style-name="T7">(Tokens</text:span><text:span text:style-name="T10">&amp;</text:span><text:span text:style-name="T7">); </text:span><text:span text:style-name="T11">// 12 LoC</text:span></text:p>
            <text:p text:style-name="P24"><text:span text:style-name="T7"/></text:p>
            <text:p text:style-name="P24"><text:span text:style-name="T7"><text:tab/></text:span><text:span text:style-name="T7">AstNodePtr </text:span><text:span text:style-name="T8">parseBinaryExpression</text:span><text:span text:style-name="T7">(Tokens</text:span><text:span text:style-name="T10">&amp;</text:span><text:span text:style-name="T7">); </text:span><text:span text:style-name="T11">// 12 LoC</text:span></text:p>
            <text:p text:style-name="P24"><text:span text:style-name="T7"><text:tab/></text:span><text:span text:style-name="T7">AstNodePtr </text:span><text:span text:style-name="T8">parseAdd</text:span><text:span text:style-name="T7">(Tokens</text:span><text:span text:style-name="T10">&amp;</text:span><text:span text:style-name="T7">); </text:span><text:span text:style-name="T11">// 12 LoC</text:span></text:p>
            <text:p text:style-name="P24"><text:span text:style-name="T7"><text:tab/></text:span><text:span text:style-name="T7">…</text:span></text:p>
            <text:p text:style-name="P24"><text:span text:style-name="T7"/></text:p>
            <text:p text:style-name="P24"><text:span text:style-name="T7"><text:tab/></text:span><text:span text:style-name="T7">AstNodePtr parseFunctionCall(Tokens</text:span><text:span text:style-name="T10">&amp;</text:span><text:span text:style-name="T7">); </text:span><text:span text:style-name="T11">// 12 LoC</text:span></text:p>
            <text:p text:style-name="P24"><text:span text:style-name="T7">};</text:span></text:p>
          </draw:text-box>
        </draw:frame>
        <presentation:notes draw:style-name="dp3">
          <draw:page-thumbnail draw:style-name="gr3" draw:layer="layout" svg:width="16.931cm" svg:height="9.524cm" svg:x="1.059cm" svg:y="1.93cm" draw:page-number="9" presentation:class="page"/>
          <draw:frame presentation:style-name="pr5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25.4cm" svg:height="2.486cm" svg:x="0cm" svg:y="0.014cm" presentation:class="title" presentation:user-transformed="true">
          <draw:text-box>
            <text:p text:style-name="P6">Пример</text:p>
          </draw:text-box>
        </draw:frame>
        <draw:frame draw:style-name="gr8" draw:text-style-name="P18" draw:layer="layout" svg:width="17cm" svg:height="4.991cm" svg:x="0.5cm" svg:y="3cm">
          <draw:text-box>
            <text:p text:style-name="P17"><text:span text:style-name="T22">1. Калькулятор</text:span></text:p>
            <text:p text:style-name="P24"><text:tab/>1.3 Интерпретатор</text:p>
            <text:p text:style-name="P24"><text:span text:style-name="T22"><text:tab/></text:span><text:span text:style-name="T22"><text:tab/></text:span><text:span text:style-name="T22">1.2.1 Вычисление унарных операций</text:span></text:p>
            <text:p text:style-name="P24"><text:span text:style-name="T22"><text:tab/></text:span><text:span text:style-name="T22"><text:tab/></text:span><text:span text:style-name="T22"><text:tab/></text:span><text:span text:style-name="T22">1.2.1.1 Унарный минус</text:span></text:p>
            <text:p text:style-name="P24"><text:span text:style-name="T23"><text:tab/></text:span><text:span text:style-name="T23"><text:tab/></text:span><text:span text:style-name="T23">1.2.1 </text:span><text:span text:style-name="T24">Вычисление бинарных операций</text:span></text:p>
            <text:p text:style-name="P24"><text:span text:style-name="T22"><text:tab/></text:span><text:span text:style-name="T22"><text:tab/></text:span><text:span text:style-name="T22"><text:tab/></text:span><text:span text:style-name="T22">1.2.1.2 Сложение</text:span></text:p>
            <text:p text:style-name="P24"><text:span text:style-name="T22"><text:tab/></text:span><text:span text:style-name="T22"><text:tab/></text:span><text:span text:style-name="T22"><text:tab/></text:span><text:span text:style-name="T22">1.2.1.2 Вычитание</text:span></text:p>
            <text:p text:style-name="P24"><text:span text:style-name="T22"><text:tab/></text:span><text:span text:style-name="T22"><text:tab/></text:span><text:span text:style-name="T22"><text:tab/></text:span><text:span text:style-name="T22">1.2.1.2 Умножение</text:span></text:p>
            <text:p text:style-name="P24"><text:span text:style-name="T22"><text:tab/></text:span><text:span text:style-name="T22"><text:tab/></text:span><text:span text:style-name="T22"><text:tab/></text:span><text:span text:style-name="T22">1.2.1.2 Деление</text:span></text:p>
            <text:p text:style-name="P24"><text:span text:style-name="T23"><text:tab/></text:span><text:span text:style-name="T23"><text:tab/></text:span><text:span text:style-name="T23">1.2.1 </text:span><text:span text:style-name="T24">Вычисление вызова функции</text:span></text:p>
          </draw:text-box>
        </draw:frame>
        <draw:frame draw:style-name="gr14" draw:text-style-name="P25" draw:layer="layout" svg:width="23.5cm" svg:height="5.939cm" svg:x="0.5cm" svg:y="8.114cm">
          <draw:text-box>
            <text:p text:style-name="P24"><text:span text:style-name="T6">struct</text:span><text:span text:style-name="T7"> </text:span><text:span text:style-name="T8">Parser</text:span><text:span text:style-name="T7"> {</text:span></text:p>
            <text:p text:style-name="P24"><text:span text:style-name="T7"><text:tab/></text:span><text:span text:style-name="T9">double</text:span><text:span text:style-name="T7"> </text:span><text:span text:style-name="T8">evaluate</text:span><text:span text:style-name="T7">(AstNodePtr); </text:span><text:span text:style-name="T11">// 12 LoC</text:span></text:p>
            <text:p text:style-name="P24"><text:span text:style-name="T7"/></text:p>
            <text:p text:style-name="P24"><text:span text:style-name="T25"><text:tab/></text:span><text:span text:style-name="T26">double</text:span><text:span text:style-name="T25"> </text:span><text:span text:style-name="T27">evaluateUnaryExpression</text:span><text:span text:style-name="T25">(</text:span><text:span text:style-name="T28">AstNodePtr); </text:span><text:span text:style-name="T29">// 12 LoC</text:span></text:p>
            <text:p text:style-name="P24"><text:span text:style-name="T25"><text:tab/></text:span><text:span text:style-name="T26">double</text:span><text:span text:style-name="T25"> </text:span><text:span text:style-name="T27">evaluateUnaryMinus</text:span><text:span text:style-name="T25">(</text:span><text:span text:style-name="T28">AstNodePtr); </text:span><text:span text:style-name="T29">// 12 LoC</text:span></text:p>
            <text:p text:style-name="P24"><text:span text:style-name="T7"/></text:p>
            <text:p text:style-name="P24"><text:span text:style-name="T25"><text:tab/></text:span><text:span text:style-name="T26">double</text:span><text:span text:style-name="T25"> </text:span><text:span text:style-name="T27">evaluateBinaryExpression</text:span><text:span text:style-name="T25">(</text:span><text:span text:style-name="T28">AstNodePtr); </text:span><text:span text:style-name="T29">// 12 LoC</text:span></text:p>
            <text:p text:style-name="P24"><text:span text:style-name="T25"><text:tab/></text:span><text:span text:style-name="T26">double</text:span><text:span text:style-name="T25"> </text:span><text:span text:style-name="T27">evaluateAdd</text:span><text:span text:style-name="T25">(</text:span><text:span text:style-name="T28">AstNodePtr); </text:span><text:span text:style-name="T29">// 12 LoC</text:span></text:p>
            <text:p text:style-name="P24"><text:span text:style-name="T7"><text:tab/></text:span><text:span text:style-name="T7">…</text:span></text:p>
            <text:p text:style-name="P24"><text:span text:style-name="T7"/></text:p>
            <text:p text:style-name="P24"><text:span text:style-name="T25"><text:tab/></text:span><text:span text:style-name="T26">double</text:span><text:span text:style-name="T28"> </text:span><text:span text:style-name="T30">evaluateFunctionCall</text:span><text:span text:style-name="T28">(AstNodePtr); </text:span><text:span text:style-name="T29">// 12 LoC</text:span></text:p>
            <text:p text:style-name="P24"><text:span text:style-name="T7">};</text:span></text:p>
          </draw:text-box>
        </draw:frame>
        <presentation:notes draw:style-name="dp3">
          <draw:page-thumbnail draw:style-name="gr3" draw:layer="layout" svg:width="16.931cm" svg:height="9.524cm" svg:x="1.059cm" svg:y="1.93cm" draw:page-number="10" presentation:class="page"/>
          <draw:frame presentation:style-name="pr5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Обычный_20_1" presentation:presentation-page-layout-name="AL2T1">
        <office:forms form:automatic-focus="false" form:apply-design-mode="false"/>
        <draw:frame presentation:style-name="pr4" draw:text-style-name="P6" draw:layer="layout" svg:width="25.4cm" svg:height="2.486cm" svg:x="0cm" svg:y="0.014cm" presentation:class="title" presentation:user-transformed="true">
          <draw:text-box>
            <text:p text:style-name="P6">Пример</text:p>
          </draw:text-box>
        </draw:frame>
        <draw:frame draw:style-name="gr15" draw:text-style-name="P10" draw:layer="layout" svg:width="24.5cm" svg:height="11.288cm" svg:x="0.5cm" svg:y="3cm">
          <draw:text-box>
            <text:p text:style-name="P13"><text:span text:style-name="T5">1. Калькулятор</text:span></text:p>
            <text:p text:style-name="P13"><text:span text:style-name="T19"><text:tab/></text:span><text:span text:style-name="T19">1.1 Лексер — преобразование последовательности символов в токены</text:span></text:p>
            <text:p text:style-name="P13"><text:span text:style-name="T19"><text:tab/></text:span><text:span text:style-name="T19"><text:tab/></text:span><text:span text:style-name="T19">1.1.1 Числовые литералы</text:span></text:p>
            <text:p text:style-name="P13"><text:span text:style-name="T19"><text:tab/></text:span><text:span text:style-name="T19"><text:tab/></text:span><text:span text:style-name="T19">1.2.1 Символы арифметических операций</text:span></text:p>
            <text:p text:style-name="P13"><text:span text:style-name="T19"><text:tab/></text:span><text:span text:style-name="T19"><text:tab/></text:span><text:span text:style-name="T19">1.2.2 Прочие символы</text:span></text:p>
            <text:p text:style-name="P13"><text:span text:style-name="T19"><text:tab/></text:span><text:span text:style-name="T19">1.2 Парсер — синтаксический анализ токенов</text:span></text:p>
            <text:p text:style-name="P13"><text:span text:style-name="T19"><text:tab/></text:span><text:span text:style-name="T19"><text:tab/></text:span><text:span text:style-name="T19">1.2.1 Разбор унарных операций</text:span></text:p>
            <text:p text:style-name="P13"><text:span text:style-name="T19"><text:tab/></text:span><text:span text:style-name="T19"><text:tab/></text:span><text:span text:style-name="T19"><text:tab/></text:span><text:span text:style-name="T19">1.2.1.1 Унарный минус</text:span></text:p>
            <text:p text:style-name="P13"><text:span text:style-name="T19"><text:tab/></text:span><text:span text:style-name="T19"><text:tab/></text:span><text:span text:style-name="T19">1.2.1 Разбор бинарных операций</text:span></text:p>
            <text:p text:style-name="P13"><text:span text:style-name="T19"><text:tab/></text:span><text:span text:style-name="T19"><text:tab/></text:span><text:span text:style-name="T19"><text:tab/></text:span><text:span text:style-name="T19">1.2.1.2 Сложение</text:span></text:p>
            <text:p text:style-name="P13"><text:span text:style-name="T19"><text:tab/></text:span><text:span text:style-name="T19"><text:tab/></text:span><text:span text:style-name="T19"><text:tab/></text:span><text:span text:style-name="T19">1.2.1.2 Вычитание</text:span></text:p>
            <text:p text:style-name="P13"><text:span text:style-name="T19"><text:tab/></text:span><text:span text:style-name="T19"><text:tab/></text:span><text:span text:style-name="T19"><text:tab/></text:span><text:span text:style-name="T19">1.2.1.2 Умножение</text:span></text:p>
            <text:p text:style-name="P13"><text:span text:style-name="T19"><text:tab/></text:span><text:span text:style-name="T19"><text:tab/></text:span><text:span text:style-name="T19"><text:tab/></text:span><text:span text:style-name="T19">1.2.1.2 Деление</text:span></text:p>
            <text:p text:style-name="P13"><text:span text:style-name="T19"><text:tab/></text:span><text:span text:style-name="T19"><text:tab/></text:span><text:span text:style-name="T19">1.2.1 Разбор вызова функции</text:span></text:p>
            <text:p text:style-name="P13"><text:span text:style-name="T19"><text:tab/></text:span><text:span text:style-name="T19">1.3 Интерпретатор</text:span></text:p>
            <text:p text:style-name="P13"><text:span text:style-name="T19"><text:tab/></text:span><text:span text:style-name="T19"><text:tab/></text:span><text:span text:style-name="T19">1.3.1. Вычисление унарных операций</text:span></text:p>
            <text:p text:style-name="P13"><text:span text:style-name="T19"><text:tab/></text:span><text:span text:style-name="T19"><text:tab/></text:span><text:span text:style-name="T19">1.3.2. Вычисление бинарных операций</text:span></text:p>
            <text:p text:style-name="P13"><text:span text:style-name="T19"><text:tab/></text:span><text:span text:style-name="T19"><text:tab/></text:span><text:span text:style-name="T19">1.3.3 <text:s/>Вычисление вызова функций</text:span></text:p>
          </draw:text-box>
        </draw:frame>
        <presentation:notes draw:style-name="dp3">
          <draw:page-thumbnail draw:style-name="gr3" draw:layer="layout" svg:width="16.931cm" svg:height="9.524cm" svg:x="1.059cm" svg:y="1.93cm" draw:page-number="11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1" svg:font-family="'DejaVu Sans'"/>
    <style:font-face style:name="Segoe UI Light" svg:font-family="'Segoe UI Light'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 Light1" svg:font-family="'Segoe UI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sFillGradient_20_1" draw:display-name="msFillGradient 1" draw:style="linear" draw:start-color="#000000" draw:end-color="#ff8200" draw:start-intensity="100%" draw:end-intensity="100%" draw:angle="180deg" draw:border="75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00200000008F1B331FE7CACA50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gradient" draw:fill-gradient-name="msFillGradient_20_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bitmap" draw:fill-image-name="msFillBitmap_20_1" draw:fill-image-width="0.07cm" draw:fill-image-height="0.281cm" style:repeat="repeat" draw:fill-image-ref-point-x="0%" draw:fill-image-ref-point-y="0%" draw:fill-image-ref-point="top-left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-outline3" style:family="presentation" style:parent-style-name="Обычный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-outline4" style:family="presentation" style:parent-style-name="Обычный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solid" draw:fill-color="#ffffff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 draw:auto-grow-height="false" draw:fit-to-size="false" style:shrink-to-fit="tru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top="0.1cm" fo:margin-bottom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.1cm" fo:margin-bottom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.1cm" fo:margin-bottom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.1cm" fo:margin-bottom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.1cm" fo:margin-bottom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bitmap" draw:fill-image-name="msFillBitmap_20_1" draw:fill-image-width="0.07cm" draw:fill-image-height="0.281cm" style:repeat="repeat" draw:fill-image-ref-point-x="0%" draw:fill-image-ref-point-y="0%" draw:fill-image-ref-point="top-left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 loext:shadow-blur="0.106cm"/>
    </style:style>
    <style:style style:name="Mgr4" style:family="graphic" style:parent-style-name="standard">
      <style:graphic-properties draw:stroke="none" svg:stroke-width="0.141cm" draw:stroke-linejoin="miter" svg:stroke-linecap="butt" draw:fill="solid" draw:fill-color="#ff8200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 loext:shadow-blur="0.106cm"/>
    </style:style>
    <style:style style:name="Mgr5" style:family="graphic" style:parent-style-name="standard">
      <style:graphic-properties draw:stroke="none" svg:stroke-width="0.141cm" draw:stroke-linejoin="miter" svg:stroke-linecap="butt" draw:fill="solid" draw:fill-color="#da1f28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 loext:shadow-blur="0.106cm"/>
    </style:style>
    <style:style style:name="Mgr6" style:family="graphic" style:parent-style-name="standard">
      <style:graphic-properties draw:stroke="none" svg:stroke-width="0.141cm" draw:stroke-linejoin="miter" svg:stroke-linecap="butt" draw:fill="solid" draw:fill-color="#2da2b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 loext:shadow-blur="0.106cm"/>
    </style:style>
    <style:style style:name="Mgr7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Обычный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Обычный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loext:graphic-properties draw:fill="solid" draw:fill-color="#ff8200"/>
      <style:paragraph-properties fo:text-align="start"/>
      <style:text-properties fo:font-size="18pt"/>
    </style:style>
    <style:style style:name="MP7" style:family="paragraph">
      <loext:graphic-properties draw:fill="solid" draw:fill-color="#da1f28"/>
      <style:paragraph-properties fo:text-align="start"/>
      <style:text-properties fo:font-size="18pt"/>
    </style:style>
    <style:style style:name="MP8" style:family="paragraph">
      <loext:graphic-properties draw:fill="solid" draw:fill-color="#2da2bf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end" style:writing-mode="lr-tb"/>
      <style:text-properties fo:font-size="18p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Segoe UI Light" fo:font-size="10.5pt" fo:letter-spacing="normal" fo:language="en" fo:country="US" fo:font-style="normal" style:text-underline-style="none" fo:font-weight="normal" style:font-name-asian="DejaVu Sans1" style:font-size-asian="10.5pt" style:font-style-asian="normal" style:font-weight-asian="normal" style:font-name-complex="DejaVu Sans1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Rectangle 6" draw:style-name="Mgr3" draw:text-style-name="MP5" draw:layer="backgroundobjects" drawooo:display="none" svg:width="25.398cm" svg:height="0.665cm" svg:x="0cm" svg:y="2.0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25.398cm" svg:height="0.236cm" svg:x="0cm" svg:y="2.1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25.398cm" svg:height="1.846cm" svg:x="0cm" svg:y="12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7" draw:layer="backgroundobjects" svg:width="6.246cm" svg:height="1.484cm" svg:x="-0.025cm" svg:y="12.6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" draw:text-style-name="MP6" draw:layer="backgroundobjects" svg:width="18.845cm" svg:height="1.484cm" svg:x="6.553cm" svg:y="12.5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2">
      <draw:custom-shape draw:name="Rectangle 6" draw:style-name="Mgr3" draw:text-style-name="MP5" draw:layer="backgroundobjects" drawooo:display="none" svg:width="25.398cm" svg:height="0.665cm" svg:x="0cm" svg:y="2.0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25.398cm" svg:height="0.236cm" svg:x="0cm" svg:y="2.1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25.398cm" svg:height="2.379cm" svg:x="0cm" svg:y="3.1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3.596cm" svg:height="2.062cm" svg:x="0cm" svg:y="3.3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6" draw:text-style-name="MP8" draw:layer="backgroundobjects" svg:width="21.588cm" svg:height="2.062cm" svg:x="3.81cm" svg:y="3.33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Обычный-title" draw:layer="backgroundobjects" svg:width="22.859cm" svg:height="2.385cm" svg:x="1.27cm" svg:y="0.57cm" presentation:class="title" presentation:placeholder="true">
        <draw:text-box/>
      </draw:frame>
      <draw:frame presentation:style-name="Обычный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6.931cm" svg:height="9.524cm" svg:x="1.059cm" svg:y="1.93cm" presentation:class="page"/>
        <draw:frame presentation:style-name="Обычный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3">
      <draw:custom-shape draw:name="Rectangle 6" draw:style-name="Mgr3" draw:text-style-name="MP5" draw:layer="backgroundobjects" svg:width="25.398cm" svg:height="0.665cm" svg:x="0cm" svg:y="2.0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25.398cm" svg:height="0.236cm" svg:x="0cm" svg:y="2.1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" draw:style-name="Mgr7" draw:text-style-name="MP10" draw:layer="backgroundobjects" svg:width="1.589cm" svg:height="0.74cm" svg:x="23.809cm" svg:y="13.546cm">
        <text:p text:style-name="MP9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Обычный_20_1-title" draw:layer="backgroundobjects" svg:width="22.859cm" svg:height="2.385cm" svg:x="1.27cm" svg:y="0.57cm" presentation:class="title" presentation:placeholder="true">
        <draw:text-box/>
      </draw:frame>
      <draw:frame presentation:style-name="Обычный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_20_1-title" draw:layer="backgroundobjects" svg:width="16.931cm" svg:height="9.524cm" svg:x="1.059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3">
      <draw:custom-shape draw:name="Rectangle 6" draw:style-name="Mgr3" draw:text-style-name="MP5" draw:layer="backgroundobjects" drawooo:display="none" svg:width="25.398cm" svg:height="0.665cm" svg:x="0cm" svg:y="2.0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25.398cm" svg:height="0.236cm" svg:x="0cm" svg:y="2.1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Обычный_20_2-title" draw:layer="backgroundobjects" svg:width="22.859cm" svg:height="2.385cm" svg:x="1.27cm" svg:y="0.57cm" presentation:class="title" presentation:placeholder="true">
        <draw:text-box/>
      </draw:frame>
      <draw:frame presentation:style-name="Обычный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_20_2-title" draw:layer="backgroundobjects" svg:width="16.931cm" svg:height="9.524cm" svg:x="1.059cm" svg:y="1.93cm" presentation:class="page"/>
        <draw:frame presentation:style-name="Обычный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6T16:54:58.036000000</meta:creation-date>
    <dc:language>ru-RU</dc:language>
    <meta:editing-cycles>98</meta:editing-cycles>
    <meta:editing-duration>PT2H4M17S</meta:editing-duration>
    <meta:generator>LibreOffice/7.1.3.2$Windows_X86_64 LibreOffice_project/47f78053abe362b9384784d31a6e56f8511eb1c1</meta:generator>
    <dc:title>CppCon</dc:title>
    <dc:date>2021-11-06T19:36:12.064000000</dc:date>
    <meta:document-statistic meta:object-count="109"/>
    <meta:user-defined meta:name="AppVersion">15.0000</meta:user-defined>
    <meta:user-defined meta:name="HiddenSlides" meta:value-type="float">1</meta:user-defined>
    <meta:user-defined meta:name="Notes" meta:value-type="float">77</meta:user-defined>
    <meta:user-defined meta:name="PresentationFormat">On-screen Show (16:9)</meta:user-defined>
    <meta:user-defined meta:name="Slides" meta:value-type="float">86</meta:user-defined>
    <meta:user-defined meta:name="_TemplateID" meta:value-type="string">TC101769309990</meta:user-defined>
  </office:meta>
</office:document-meta>
</file>